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Grafik 4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custom-shape svg:x="4.90625in" svg:y="1.32813in" svg:width="4.53125in" svg:height="3.85937in" draw:id="id64" draw:style-name="a385" draw:name="Freihandform: Form 8">
          <svg:title/>
          <svg:desc/>
          <text:p text:style-name="a384" text:class-names="" text:cond-style-name=""><text:span text:style-name="a382" text:class-names="">2</text:span><text:span text:style-name="a383" text:class-names=""/></text:p>
          <draw:enhanced-geometry xmlns:dr3d="urn:oasis:names:tc:opendocument:xmlns:dr3d:1.0" draw:type="non-primitive" svg:viewBox="0 0 4143375 3529012" draw:enhanced-path="M 842963 3529012 L 3929063 3000375 4143375 700087 2643188 0 0 214312 157163 2314575 842963 3529012 Z N" draw:text-areas="?f32 ?f34 ?f33 ?f35" draw:glue-points="?f20 ?f21 ?f22 ?f23 ?f24 ?f25 ?f26 ?f27 ?f28 ?f29 ?f30 ?f31 ?f20 ?f21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43375"/>
            <draw:equation draw:name="f7" draw:formula="?f4 / 3529012"/>
            <draw:equation draw:name="f8" draw:formula="842963 * ?f5 / 4143375"/>
            <draw:equation draw:name="f9" draw:formula="3529012 * ?f4 / 3529012"/>
            <draw:equation draw:name="f10" draw:formula="3929063 * ?f5 / 4143375"/>
            <draw:equation draw:name="f11" draw:formula="3000375 * ?f4 / 3529012"/>
            <draw:equation draw:name="f12" draw:formula="4143375 * ?f5 / 4143375"/>
            <draw:equation draw:name="f13" draw:formula="700087 * ?f4 / 3529012"/>
            <draw:equation draw:name="f14" draw:formula="2643188 * ?f5 / 4143375"/>
            <draw:equation draw:name="f15" draw:formula="0 * ?f4 / 3529012"/>
            <draw:equation draw:name="f16" draw:formula="0 * ?f5 / 4143375"/>
            <draw:equation draw:name="f17" draw:formula="214312 * ?f4 / 3529012"/>
            <draw:equation draw:name="f18" draw:formula="157163 * ?f5 / 4143375"/>
            <draw:equation draw:name="f19" draw:formula="2314575 * ?f4 / 3529012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7"/>
            <draw:equation draw:name="f24" draw:formula="?f12 / ?f6"/>
            <draw:equation draw:name="f25" draw:formula="?f13 / ?f7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8.84375in" svg:y="4in" svg:width="1.89063in" svg:height="1.6875in" draw:id="id65" draw:style-name="a389" draw:name="Freihandform: Form 9">
          <svg:title/>
          <svg:desc/>
          <text:p text:style-name="a388" text:class-names="" text:cond-style-name=""><text:span text:style-name="a386" text:class-names="">3</text:span><text:span text:style-name="a387" text:class-names=""/></text:p>
          <draw:enhanced-geometry xmlns:dr3d="urn:oasis:names:tc:opendocument:xmlns:dr3d:1.0" draw:type="non-primitive" svg:viewBox="0 0 1728788 1543050" draw:enhanced-path="M 28575 828675 L 785813 1543050 1614488 1371600 1728788 600075 942975 0 128588 142875 0 785813 28575 828675 Z N" draw:text-areas="?f36 ?f38 ?f37 ?f39" draw:glue-points="?f22 ?f23 ?f24 ?f25 ?f26 ?f27 ?f28 ?f29 ?f30 ?f31 ?f32 ?f33 ?f34 ?f35 ?f22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28788"/>
            <draw:equation draw:name="f7" draw:formula="?f4 / 1543050"/>
            <draw:equation draw:name="f8" draw:formula="28575 * ?f5 / 1728788"/>
            <draw:equation draw:name="f9" draw:formula="828675 * ?f4 / 1543050"/>
            <draw:equation draw:name="f10" draw:formula="785813 * ?f5 / 1728788"/>
            <draw:equation draw:name="f11" draw:formula="1543050 * ?f4 / 1543050"/>
            <draw:equation draw:name="f12" draw:formula="1614488 * ?f5 / 1728788"/>
            <draw:equation draw:name="f13" draw:formula="1371600 * ?f4 / 1543050"/>
            <draw:equation draw:name="f14" draw:formula="1728788 * ?f5 / 1728788"/>
            <draw:equation draw:name="f15" draw:formula="600075 * ?f4 / 1543050"/>
            <draw:equation draw:name="f16" draw:formula="942975 * ?f5 / 1728788"/>
            <draw:equation draw:name="f17" draw:formula="0 * ?f4 / 1543050"/>
            <draw:equation draw:name="f18" draw:formula="128588 * ?f5 / 1728788"/>
            <draw:equation draw:name="f19" draw:formula="142875 * ?f4 / 1543050"/>
            <draw:equation draw:name="f20" draw:formula="0 * ?f5 / 1728788"/>
            <draw:equation draw:name="f21" draw:formula="785813 * ?f4 / 154305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6"/>
            <draw:equation draw:name="f35" draw:formula="?f21 / ?f7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custom-shape svg:x="-0.01563in" svg:y="0.09375in" svg:width="5.2599in" svg:height="3.01563in" draw:id="id66" draw:style-name="a393" draw:name="Freihandform: Form 10">
          <svg:title/>
          <svg:desc/>
          <text:p text:style-name="a392" text:class-names="" text:cond-style-name=""><text:span text:style-name="a390" text:class-names="">4</text:span><text:span text:style-name="a391" text:class-names=""/></text:p>
          <draw:enhanced-geometry xmlns:dr3d="urn:oasis:names:tc:opendocument:xmlns:dr3d:1.0" draw:type="non-primitive" svg:viewBox="0 0 4757738 2757488" draw:enhanced-path="M 0 271463 L 0 157163 4600576 0 4757738 2343150 42863 2757488 0 271463 Z N" draw:text-areas="?f26 ?f28 ?f27 ?f29" draw:glue-points="?f17 ?f18 ?f17 ?f19 ?f20 ?f21 ?f22 ?f23 ?f24 ?f25 ?f17 ?f18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57738"/>
            <draw:equation draw:name="f7" draw:formula="?f4 / 2757488"/>
            <draw:equation draw:name="f8" draw:formula="0 * ?f5 / 4757738"/>
            <draw:equation draw:name="f9" draw:formula="271463 * ?f4 / 2757488"/>
            <draw:equation draw:name="f10" draw:formula="157163 * ?f4 / 2757488"/>
            <draw:equation draw:name="f11" draw:formula="4600576 * ?f5 / 4757738"/>
            <draw:equation draw:name="f12" draw:formula="0 * ?f4 / 2757488"/>
            <draw:equation draw:name="f13" draw:formula="4757738 * ?f5 / 4757738"/>
            <draw:equation draw:name="f14" draw:formula="2343150 * ?f4 / 2757488"/>
            <draw:equation draw:name="f15" draw:formula="42863 * ?f5 / 4757738"/>
            <draw:equation draw:name="f16" draw:formula="2757488 * ?f4 / 2757488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x="9.3125in" svg:y="2.64063in" svg:width="4in" svg:height="4.07812in" draw:id="id67" draw:style-name="a397" draw:name="Freihandform: Form 12">
          <svg:title/>
          <svg:desc/>
          <text:p text:style-name="a396" text:class-names="" text:cond-style-name=""><text:span text:style-name="a394" text:class-names="">5</text:span><text:span text:style-name="a395" text:class-names=""/></text:p>
          <draw:enhanced-geometry xmlns:dr3d="urn:oasis:names:tc:opendocument:xmlns:dr3d:1.0" draw:type="non-primitive" svg:viewBox="0 0 3657600 3729037" draw:enhanced-path="M 2900363 3729037 L 0 1228725 114300 157162 1414463 0 3657600 1185862 3657600 3629025 2900363 3729037 Z N" draw:text-areas="?f30 ?f32 ?f31 ?f33" draw:glue-points="?f19 ?f20 ?f21 ?f22 ?f23 ?f24 ?f25 ?f26 ?f27 ?f28 ?f27 ?f29 ?f19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657600"/>
            <draw:equation draw:name="f7" draw:formula="?f4 / 3729037"/>
            <draw:equation draw:name="f8" draw:formula="2900363 * ?f5 / 3657600"/>
            <draw:equation draw:name="f9" draw:formula="3729037 * ?f4 / 3729037"/>
            <draw:equation draw:name="f10" draw:formula="0 * ?f5 / 3657600"/>
            <draw:equation draw:name="f11" draw:formula="1228725 * ?f4 / 3729037"/>
            <draw:equation draw:name="f12" draw:formula="114300 * ?f5 / 3657600"/>
            <draw:equation draw:name="f13" draw:formula="157162 * ?f4 / 3729037"/>
            <draw:equation draw:name="f14" draw:formula="1414463 * ?f5 / 3657600"/>
            <draw:equation draw:name="f15" draw:formula="0 * ?f4 / 3729037"/>
            <draw:equation draw:name="f16" draw:formula="3657600 * ?f5 / 3657600"/>
            <draw:equation draw:name="f17" draw:formula="1185862 * ?f4 / 3729037"/>
            <draw:equation draw:name="f18" draw:formula="3629025 * ?f4 / 3729037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0.00676in" svg:y="3.04054in" svg:width="4.64865in" svg:height="2.77703in" draw:id="id68" draw:style-name="a401" draw:name="Freihandform: Form 13">
          <svg:title/>
          <svg:desc/>
          <text:p text:style-name="a400" text:class-names="" text:cond-style-name=""><text:span text:style-name="a398" text:class-names="">1</text:span><text:span text:style-name="a399" text:class-names=""/></text:p>
          <draw:enhanced-geometry xmlns:dr3d="urn:oasis:names:tc:opendocument:xmlns:dr3d:1.0" draw:type="non-primitive" svg:viewBox="0 0 4250725 2539314" draw:enhanced-path="M 0 265671 L 4034481 0 4250725 2088292 197708 2539314 0 1334530 0 265671 Z N" draw:text-areas="?f26 ?f28 ?f27 ?f29" draw:glue-points="?f17 ?f18 ?f19 ?f20 ?f21 ?f22 ?f23 ?f24 ?f17 ?f25 ?f17 ?f18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50725"/>
            <draw:equation draw:name="f7" draw:formula="?f4 / 2539314"/>
            <draw:equation draw:name="f8" draw:formula="0 * ?f5 / 4250725"/>
            <draw:equation draw:name="f9" draw:formula="265671 * ?f4 / 2539314"/>
            <draw:equation draw:name="f10" draw:formula="4034481 * ?f5 / 4250725"/>
            <draw:equation draw:name="f11" draw:formula="0 * ?f4 / 2539314"/>
            <draw:equation draw:name="f12" draw:formula="4250725 * ?f5 / 4250725"/>
            <draw:equation draw:name="f13" draw:formula="2088292 * ?f4 / 2539314"/>
            <draw:equation draw:name="f14" draw:formula="197708 * ?f5 / 4250725"/>
            <draw:equation draw:name="f15" draw:formula="2539314 * ?f4 / 2539314"/>
            <draw:equation draw:name="f16" draw:formula="1334530 * ?f4 / 253931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Gruber Roman</meta:initial-creator>
    <dc:creator>Gruber Roman</dc:creator>
    <meta:creation-date>2018-11-28T16:44:27Z</meta:creation-date>
    <dc:date>2018-11-28T16:55:45Z</dc:date>
    <meta:editing-cycles>2</meta:editing-cycles>
    <meta:editing-duration>PT0S</meta:editing-duration>
    <meta:document-statistic meta:paragraph-count="5" meta:word-count="5"/>
  </office:meta>
</office:document-meta>
</file>